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12030724162414560"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1464488615439602983"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125461544674399520"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text:span><text:span text:style-name="T1">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16"><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text:soft-page-break/>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8387403353879093966"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text:soft-page-break/>– Разве что одну серебряную монету. В десять бит.</text:p>
      <text:p text:style-name="P39"><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text:soft-page-break/>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text:soft-page-break/>–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text:soft-page-break/>–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p>
      <text:p text:style-name="P35"/>
      <text:p text:style-name="P36"><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text:soft-page-break/>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text:soft-page-break/>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oft-page-break/><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text:soft-page-break/>–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text:soft-page-break/>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text:soft-page-break/>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text:soft-page-break/>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text:soft-page-break/>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text:soft-page-break/>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text:soft-page-break/>– Но ты ведёшь себя как чужой. Как будто мы незнакомы! Ещё чуть-чуть, и станешь называть меня на «Вы» и «Ваше Высочество».</text:p>
      <text:p text:style-name="P34">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text:soft-page-break/>– Чего ты так волнуешься? Может, на более подробной карте есть? Я бы на точность глобуса не слишком полагался.</text:p>
      <text:p text:style-name="P3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text:soft-page-break/>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text:soft-page-break/>неудивительно, учитывая их возраст.</text:p>
      <text:p text:style-name="P3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text:span><text:soft-page-break/><text:span text:style-name="T1">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text:soft-page-break/>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text:soft-page-break/>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text:soft-page-break/>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text:soft-page-break/>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text:soft-page-break/>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text:soft-page-break/>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text:soft-page-break/>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text:soft-page-break/>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Сандалии сползли с её ног, один за другим. 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text:soft-page-break/>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text:soft-page-break/>“..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oft-page-break/><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text:soft-page-break/>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text:soft-page-break/>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text:soft-page-break/>–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text:span><text:soft-page-break/><text:span text:style-name="T5">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text:soft-page-break/>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как гостю города, сделаю скидку, сахарок. Забирай за шестьдесят.</text:p>
      <text:p text:style-name="P31">&lt;<text:span text:style-name="T12">Макс расскажет о скидке Рэрити, чем немало её удивит: скидка огромная</text:span>&gt;</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text:soft-page-break/>–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3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крестьянко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Всё! Ты должен быть в курсе, я уверена!</text:p>
      <text:p text:style-name="P3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31"/>
      <text:p text:style-name="P31"/>
      <text:p text:style-name="P31"/>
      <text:p text:style-name="P31"/>
      <text:p text:style-name="P9"><text:span text:style-name="T29">&lt;</text:span><text:span text:style-name="T17">Рэрити извиняется за простоватость Эпплджек и обращает внимание на покрой максовой куртки – </text:span><text:soft-page-break/><text:span text:style-name="T17">она знает кантерлотского модельера, который так шьёт. </text:span><text:span text:style-name="T14">У входа в библиотеку они расстаются</text:span><text:span text:style-name="T29">&gt;</text:span></text:p>
      <text:p text:style-name="P31"/>
      <text:p text:style-name="P9"><text:span text:style-name="T29">&lt;</text:span><text:span text:style-name="T17">Макс помогает починить Эпплджек повозку.</text:span><text:span text:style-name="T29">&gt;</text:span></text:p>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text:soft-page-break/>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text:span><text:span text:style-name="T1">коллапса</text:span>&gt;</text:p>
      <text:p text:style-name="P47"><text:soft-page-break/></text:p>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oft-page-break/><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text:soft-page-break/>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oft-page-break/><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text:soft-page-break/></text:p>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Манерный пони-оффициант выслушал наши пожелания и удалился.</text:p>
      <text:p text:style-name="P43"><text:span text:style-name="T5">–</text:span> А какой у тебя был образ жизни?</text:p>
      <text:p text:style-name="P43"><text:soft-page-break/><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5">–</text:span> Дежа вю? Ты об этом?</text:p>
      <text:p text:style-name="P43"><text:span text:style-name="T5">– </text:span>Что? Какое ещё дежавю?</text:p>
      <text:p text:style-name="P43"><text:soft-page-break/><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3"><text:span text:style-name="T5">–</text:span> Ну и?</text:p>
      <text:p text:style-name="P43"><text:soft-page-break/><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pan text:style-name="T5">–</text:span> Ты сказал: “ А под конец сорвать штаны и…” <text:span text:style-name="T5">–</text:span> вот я и хочу знать, что “и”?</text:p>
      <text:p text:style-name="P43">Я смутился.</text:p>
      <text:p text:style-name="P43"><text:soft-page-break/><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text:soft-page-break/>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text:soft-page-break/>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text:soft-page-break/>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oft-page-break/><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text:soft-page-break/></text:p>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text:soft-page-break/>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oft-page-break/><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oft-page-break/><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text:soft-page-break/>–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text:soft-page-break/>–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text:soft-page-break/>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text:soft-page-break/>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oft-page-break/><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9024421701148806558"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41543129" text:continue-numbering="true" text:style-name="L5">
        <text:list-header>
          <text:p text:style-name="P119">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532208" text:continue-numbering="true" text:style-name="L5">
        <text:list-header>
          <text:p text:style-name="P119"><text:soft-page-break/>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519161"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2492128720797174500"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6324417150171822723"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text:soft-page-break/>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text:soft-page-break/>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text:soft-page-break/>–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text:soft-page-break/>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text:soft-page-break/>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0">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text:soft-page-break/>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8874866881845219698" text:style-name="L8">
        <text:list-header>
          <text:p text:style-name="P121">(<text:span text:style-name="T19">Луна — как повелительница снов, слышала разговор Макса с Анакорном</text:span>)</text:p>
          <text:p text:style-name="P122"/>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06T21:35:53.63</dc:date>
    <meta:editing-duration>P62DT23H32M14S</meta:editing-duration>
    <meta:editing-cycles>2917</meta:editing-cycles>
    <meta:generator>OpenOffice/4.1.1$Win32 OpenOffice.org_project/411m6$Build-9775</meta:generator>
    <meta:document-statistic meta:table-count="0" meta:image-count="0" meta:object-count="0" meta:page-count="136" meta:paragraph-count="2815" meta:word-count="65710" meta:character-count="417349"/>
    <dc:creator>макс </dc:creator>
  </office:meta>
</office:document-meta>
</file>